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Project comprehension and task division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string" calcext:value-type="string">
            <text:p>17:45-18:15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installing Submitty + reading about it. Didint work , will try tomorrow :(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string" calcext:value-type="string">
            <text:p>22:30-24:00</text:p>
          </table:table-cell>
          <table:table-cell office:value-type="string" calcext:value-type="string">
            <text:p>1h 30 min</text:p>
          </table:table-cell>
          <table:table-cell office:value-type="string" calcext:value-type="string">
            <text:p>installing mysql + workbench (5 min maybe) ,writing sql code , finding a solution for file uploa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00:02:56.026835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51:03.865934890</meta:creation-date>
    <dc:date>2018-11-11T00:04:44.593467180</dc:date>
    <meta:editing-duration>PT3M19S</meta:editing-duration>
    <meta:editing-cycles>3</meta:editing-cycles>
    <meta:generator>LibreOffice/6.0.6.2$Linux_X86_64 LibreOffice_project/00m0$Build-2</meta:generator>
    <meta:document-statistic meta:table-count="1" meta:cell-count="12" meta:object-count="0"/>
  </office:meta>
</office:document-meta>
</file>